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udos de computação gráfica</text:p>
      <text:p text:style-name="Standard"/>
      <text:p text:style-name="Standard">Neste projeto estudarei comutação gráfica, como opengl. O plano de estudos é seguir os tutoriais da Nehe usando o opengl moderno. Como funciona? Quais são os rituais?. Outra coisa a estudar são tecnologias novas de web, como webgl e tecnologias legado, como delphi. Outros estudos poderão ser directx e fundamentos teóricos da computação gráfica, como construir a própria engine gráfica ou raytrace.</text:p>
      <text:p text:style-name="Standard"/>
      <text:p text:style-name="Standard">O objetivo desse estudo é aprender computação gráfica. É ser capaz de fazer coisas dignas de serem vistas pelos outros da área, construir um portifólio. Um objetivo é uma engine3d simples. Outro objetivo é renderização volumétr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8T10:54:20.35</meta:creation-date>
    <meta:generator>OpenOffice/4.1.2$Win32 OpenOffice.org_project/412m3$Build-9782</meta:generator>
    <dc:date>2016-09-08T10:58:43.54</dc:date>
    <meta:editing-duration>PT4M23S</meta:editing-duration>
    <meta:editing-cycles>3</meta:editing-cycles>
    <meta:document-statistic meta:table-count="0" meta:image-count="0" meta:object-count="0" meta:page-count="1" meta:paragraph-count="3" meta:word-count="102" meta:character-count="659"/>
  </office:meta>
</office:document-meta>
</file>